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3C06EA5948EB05FFE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8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7402in, 4.6193in, 1.620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5252in" svg:y="1.0972in" svg:width="3.9028in" svg:height="3.7236in" draw:z-index="0"><draw:image xlink:href="Pictures/10000201000003C0000003C06EA5948EB05FFE32.png" xlink:type="simple" xlink:show="embed" xlink:actuate="onLoad" loext:mime-type="image/x-vclgraphic"/></draw:frame>Test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21:24:26.144754362</meta:creation-date>
    <dc:date>2018-07-15T22:26:18.107166856</dc:date>
    <meta:editing-duration>PT41M15S</meta:editing-duration>
    <meta:editing-cycles>1</meta:editing-cycles>
    <meta:document-statistic meta:table-count="0" meta:image-count="1" meta:object-count="0" meta:page-count="1" meta:paragraph-count="1" meta:word-count="2" meta:character-count="8" meta:non-whitespace-character-count="7"/>
    <meta:generator>LibreOffice/6.0.3.2$Linux_X86_64 LibreOffice_project/00m0$Build-2</meta:generator>
  </office:meta>
</office:document-meta>
</file>